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92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aa61a" draw:fill-color="#faa61a" draw:textarea-horizontal-align="justify" draw:textarea-vertical-align="middle" draw:auto-grow-height="false" fo:min-height="1.814cm" fo:min-width="4.231cm"/>
    </style:style>
    <style:style style:name="gr6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2.355cm" fo:min-width="2.105cm"/>
    </style:style>
    <style:style style:name="gr8" style:family="graphic" style:parent-style-name="objectwithoutfill">
      <style:graphic-properties svg:stroke-color="#3465a4" draw:marker-end="Arrow" draw:marker-end-width="0.3cm" draw:fill="none" draw:fill-color="#fff2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76cm"/>
    </style:style>
    <style:style style:name="gr10" style:family="graphic" style:parent-style-name="standard">
      <style:graphic-properties draw:stroke="none" svg:stroke-color="#000000" draw:fill="none" draw:fill-color="#ffffff" fo:min-height="0.97cm"/>
    </style:style>
    <style:style style:name="gr11" style:family="graphic" style:parent-style-name="standard">
      <style:graphic-properties svg:stroke-color="#3465a4" draw:fill-color="#fff200" draw:textarea-horizontal-align="justify" draw:textarea-vertical-align="middle" draw:auto-grow-height="false" fo:min-height="0.258cm" fo:min-width="7.147cm"/>
    </style:style>
    <style:style style:name="gr12" style:family="graphic" style:parent-style-name="standard">
      <style:graphic-properties svg:stroke-color="#3465a4" draw:fill-color="#add58a" draw:textarea-horizontal-align="justify" draw:textarea-vertical-align="middle" draw:auto-grow-height="false" fo:min-height="1.368cm" fo:min-width="1.118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936cm"/>
    </style:style>
    <style:style style:name="gr15" style:family="graphic" style:parent-style-name="standard">
      <style:graphic-properties draw:stroke="none" svg:stroke-color="#000000" draw:fill="none" draw:fill-color="#ffffff" fo:min-height="0.809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200"/>
      <style:paragraph-properties fo:text-align="center"/>
    </style:style>
    <style:style style:name="P6" style:family="paragraph">
      <loext:graphic-properties draw:fill="none" draw:fill-color="#ffffff"/>
      <style:text-properties fo:font-size="40pt" fo:font-weight="bold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add58a"/>
      <style:paragraph-properties fo:text-align="center"/>
    </style:style>
    <style:style style:name="T1" style:family="text">
      <style:text-properties fo:font-size="4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5.715cm" svg:height="2.286cm" svg:x="2.778cm" svg:y="2.72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53cm" svg:height="2.159cm" svg:x="3.124cm" svg:y="12.374cm"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429cm" svg:height="1.524cm" svg:x="1.773cm" svg:y="8.353cm">
          <text:p text:style-name="P1">Send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429cm" svg:height="1.524cm" svg:x="5.964cm" svg:y="8.353cm">
          <text:p text:style-name="P1">Liste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" draw:id="id4" draw:layer="layout" svg:x1="3.487cm" svg:y1="9.877cm" svg:x2="7.678cm" svg:y2="9.877cm" draw:start-shape="id1" draw:start-glue-point="2" draw:end-shape="id2" draw:end-glue-point="2" svg:d="M3487 9877v501h4191v-501" svg:viewBox="0 0 4192 502">
          <text:p/>
        </draw:connector>
        <draw:connector draw:style-name="gr4" draw:text-style-name="P1" draw:layer="layout" svg:x1="5.6cm" svg:y1="12.374cm" svg:x2="5.582cm" svg:y2="10.378cm" draw:start-shape="id3" draw:start-glue-point="0" draw:end-shape="id4" draw:end-glue-point="0" svg:d="M5600 12374v-998h-18v-998" svg:viewBox="0 0 19 1997">
          <text:p/>
        </draw:connector>
        <draw:custom-shape draw:style-name="gr3" draw:text-style-name="P1" xml:id="id5" draw:id="id5" draw:layer="layout" svg:width="3.429cm" svg:height="1.524cm" svg:x="1.773cm" svg:y="6.253cm">
          <text:p text:style-name="P1">Listen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429cm" svg:height="1.524cm" svg:x="5.973cm" svg:y="6.253cm">
          <text:p text:style-name="P1">Sender</text:p>
          <draw:enhanced-geometry svg:viewBox="0 0 21600 21600" draw:type="rectangle" draw:enhanced-path="M 0 0 L 21600 0 21600 21600 0 21600 0 0 Z N"/>
        </draw:custom-shape>
        <draw:connector draw:style-name="gr4" draw:text-style-name="P1" xml:id="id7" draw:id="id7" draw:layer="layout" svg:x1="3.487cm" svg:y1="6.253cm" svg:x2="7.687cm" svg:y2="6.253cm" draw:start-shape="id5" draw:start-glue-point="0" draw:end-shape="id6" draw:end-glue-point="0" svg:d="M3487 6253v-501h4200v501" svg:viewBox="0 0 4201 502">
          <text:p/>
        </draw:connector>
        <draw:connector draw:style-name="gr4" draw:text-style-name="P1" draw:layer="layout" svg:x1="5.587cm" svg:y1="5.752cm" svg:x2="5.635cm" svg:y2="5.01cm" draw:start-shape="id7" draw:start-glue-point="0" draw:end-shape="id8" draw:end-glue-point="2" svg:d="M5587 5752v-371h48v-371" svg:viewBox="0 0 49 743">
          <text:p/>
        </draw:connector>
        <draw:custom-shape draw:style-name="gr2" draw:text-style-name="P1" xml:id="id11" draw:id="id11" draw:layer="layout" svg:width="4.953cm" svg:height="2.159cm" svg:x="13.922cm" svg:y="4.61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953cm" svg:height="2.159cm" svg:x="9.94cm" svg:y="14.687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4.953cm" svg:height="2.286cm" svg:x="13.922cm" svg:y="10.487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4.893cm" svg:y1="15.766cm" svg:x2="16.398cm" svg:y2="12.773cm" draw:start-shape="id9" draw:start-glue-point="1" draw:end-shape="id10" svg:d="M14893 15766h1505v-2993" svg:viewBox="0 0 1506 2994">
          <text:p/>
        </draw:connector>
        <draw:connector draw:style-name="gr6" draw:text-style-name="P3" draw:layer="layout" svg:x1="5.6cm" svg:y1="14.533cm" svg:x2="9.94cm" svg:y2="15.766cm" draw:start-shape="id3" draw:start-glue-point="2" draw:end-shape="id9" draw:end-glue-point="3" svg:d="M5600 14533v1233h4340" svg:viewBox="0 0 4341 1234">
          <text:p/>
        </draw:connector>
        <draw:connector draw:style-name="gr6" draw:text-style-name="P3" draw:layer="layout" svg:x1="16.398cm" svg:y1="10.487cm" svg:x2="16.398cm" svg:y2="6.769cm" draw:start-shape="id10" draw:start-glue-point="0" draw:end-shape="id11" draw:end-glue-point="2" svg:d="M16398 10487v-3718" svg:viewBox="0 0 1 3719">
          <text:p/>
        </draw:connector>
        <draw:custom-shape draw:style-name="gr2" draw:text-style-name="P1" xml:id="id12" draw:id="id12" draw:layer="layout" svg:width="4.953cm" svg:height="2.159cm" svg:x="22.174cm" svg:y="10.563cm">
          <text:p text:style-name="P1">User model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-0.768cm" svg:x1="16.398cm" svg:y1="4.61cm" svg:x2="24.65cm" svg:y2="10.563cm" draw:start-shape="id11" draw:start-glue-point="0" draw:end-shape="id12" svg:d="M16398 4610v-1270h8252v7223" svg:viewBox="0 0 8253 7224">
          <text:p/>
        </draw:connector>
        <draw:custom-shape draw:style-name="gr7" draw:text-style-name="P4" xml:id="id14" draw:id="id14" draw:layer="layout" svg:width="3.683cm" svg:height="3.683cm" svg:x="22.843cm" svg:y="13.917cm">
          <text:p text:style-name="P1">D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3.922cm" svg:y1="5.689cm" svg:x2="12.416cm" svg:y2="14.687cm" draw:start-shape="id11" draw:start-glue-point="3" draw:end-shape="id9" draw:end-glue-point="0" svg:d="M13922 5689h-1506v8998" svg:viewBox="0 0 1507 8999">
          <text:p/>
        </draw:connector>
        <draw:custom-shape draw:style-name="gr5" draw:text-style-name="P2" xml:id="id13" draw:id="id13" draw:layer="layout" svg:width="4.953cm" svg:height="2.286cm" svg:x="6.207cm" svg:y="17.22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2.416cm" svg:y1="16.846cm" svg:x2="11.16cm" svg:y2="18.372cm" draw:start-shape="id9" draw:start-glue-point="2" draw:end-shape="id13" draw:end-glue-point="1" svg:d="M12416 16846v1526h-1256" svg:viewBox="0 0 1257 1527">
          <text:p/>
        </draw:connector>
        <draw:custom-shape draw:style-name="gr5" draw:text-style-name="P2" draw:layer="layout" svg:width="4.953cm" svg:height="2.286cm" svg:x="17.991cm" svg:y="7.623cm">
          <text:p text:style-name="P1">Job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8.542cm" svg:height="1.826cm" svg:x="8.001cm" svg:y="0.8cm">
          <draw:text-box>
            <text:p><text:span text:style-name="T1">Margaret Diagram</text:span></text:p>
          </draw:text-box>
        </draw:frame>
        <draw:frame draw:style-name="gr10" draw:text-style-name="P7" draw:layer="layout" svg:width="8.015cm" svg:height="1.22cm" svg:x="20.685cm" svg:y="18.78cm">
          <draw:text-box>
            <text:p>Hideto Manjo, 2020-01-31</text:p>
          </draw:text-box>
        </draw:frame>
        <draw:custom-shape draw:style-name="gr11" draw:text-style-name="P8" draw:layer="layout" svg:width="7.647cm" svg:height="0.508cm" svg:x="1.762cm" svg:y="7.858cm">
          <text:p text:style-name="P1">Socket-IO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6.207cm" svg:y1="18.372cm" svg:x2="5.6cm" svg:y2="14.533cm" draw:start-shape="id13" draw:start-glue-point="3" draw:end-shape="id3" svg:d="M6207 18372h-607v-3839" svg:viewBox="0 0 608 3840">
          <text:p/>
        </draw:connector>
        <draw:connector draw:style-name="gr8" draw:text-style-name="P5" draw:layer="layout" draw:line-skew="0.805cm" svg:x1="26.526cm" svg:y1="15.758cm" svg:x2="27.127cm" svg:y2="11.642cm" draw:start-shape="id14" draw:start-glue-point="10" draw:end-shape="id12" draw:end-glue-point="1" svg:d="M26526 15758h1906v-4116h-1305" svg:viewBox="0 0 1907 4117">
          <text:p/>
        </draw:connector>
        <draw:connector draw:style-name="gr8" draw:text-style-name="P5" draw:layer="layout" svg:x1="22.174cm" svg:y1="11.642cm" svg:x2="18.875cm" svg:y2="5.689cm" draw:start-shape="id12" draw:start-glue-point="3" draw:end-shape="id11" draw:end-glue-point="1" svg:d="M22174 11642h-1650v-5953h-1649" svg:viewBox="0 0 3300 5954">
          <text:p/>
        </draw:connector>
        <draw:connector draw:style-name="gr8" draw:text-style-name="P5" draw:layer="layout" svg:x1="24.65cm" svg:y1="12.722cm" svg:x2="24.684cm" svg:y2="13.917cm" draw:start-shape="id12" draw:start-glue-point="2" draw:end-shape="id14" draw:end-glue-point="4" svg:d="M24650 12722v597h34v598" svg:viewBox="0 0 35 1196">
          <text:p/>
        </draw:connector>
        <draw:custom-shape draw:style-name="gr12" draw:text-style-name="P9" draw:layer="layout" svg:width="2.286cm" svg:height="2.286cm" svg:x="11.26cm" svg:y="7.514cm">
          <text:p text:style-name="P1">Info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5" draw:layer="layout" draw:line-skew="0.298cm -1.402cm" svg:x1="24.684cm" svg:y1="17.6cm" svg:x2="22.843cm" svg:y2="15.758cm" draw:start-shape="id14" draw:start-glue-point="8" draw:end-shape="id14" draw:end-glue-point="6" svg:d="M24684 17600v799h-3745v-2641h1904" svg:viewBox="0 0 3746 2642">
          <text:p/>
        </draw:connector>
        <draw:frame draw:style-name="gr13" draw:text-style-name="P7" draw:layer="layout" svg:width="1.905cm" svg:height="0.962cm" svg:x="16.609cm" svg:y="7.144cm">
          <draw:text-box>
            <text:p>job</text:p>
          </draw:text-box>
        </draw:frame>
        <draw:frame draw:style-name="gr13" draw:text-style-name="P7" draw:layer="layout" svg:width="2.487cm" svg:height="0.962cm" svg:x="10.41cm" svg:y="13.344cm">
          <draw:text-box>
            <text:p>result</text:p>
          </draw:text-box>
        </draw:frame>
        <draw:frame draw:style-name="gr14" draw:text-style-name="P7" draw:layer="layout" svg:width="2.292cm" svg:height="1.186cm" svg:x="2.27cm" svg:y="10.355cm">
          <draw:text-box>
            <text:p>done</text:p>
          </draw:text-box>
        </draw:frame>
        <draw:frame draw:style-name="gr15" draw:text-style-name="P7" draw:layer="layout" svg:width="2.761cm" svg:height="1.059cm" svg:x="6.334cm" svg:y="10.355cm">
          <draw:text-box>
            <text:p>postjob</text:p>
          </draw:text-box>
        </draw:frame>
        <draw:custom-shape draw:style-name="gr5" draw:text-style-name="P2" draw:layer="layout" svg:width="4.953cm" svg:height="2.286cm" svg:x="22.209cm" svg:y="4.556cm">
          <text:p text:style-name="P1">Job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4:16:42.490857050</meta:creation-date>
    <meta:editing-cycles>23</meta:editing-cycles>
    <meta:editing-duration>PT3H21M51S</meta:editing-duration>
    <dc:title>Margaret diagram</dc:title>
    <dc:date>2020-01-31T15:23:19.497242834</dc:date>
    <meta:generator>LibreOffice/6.0.7.3$Linux_X86_64 LibreOffice_project/00m0$Build-3</meta:generator>
    <meta:document-statistic meta:object-count="37"/>
  </office:meta>
</office:document-meta>
</file>